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2.8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30.236cm" svg:height="17.007cm" svg:x="17.39cm" svg:y="2.146cm">
            <draw:object draw:notify-on-update-of-ranges="Sheet1.B9:Sheet1.B9 Sheet1.B10:Sheet1.B30 Sheet1.C9:Sheet1.C9 Sheet1.C10:Sheet1.C30 Sheet1.D9:Sheet1.D9 Sheet1.D10:Sheet1.D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(x) = a*(b+x)^2*c*(d-x)+((e+2)*x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office:value-type="string" calcext:value-type="string">
            <text:p>f2(x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[.D$37]*POWER(([.D$38]+[.$B10]);2)*[.D$39]*([.D$40]-[.$B10])+([.D$41]+2)*[.$B10]" office:value-type="float" office:value="-20620" calcext:value-type="float">
            <text:p>-20620</text:p>
          </table:table-cell>
          <table:table-cell table:formula="of:=[.E$37]*POWER(([.E$38]+[.$B10]);2)*[.E$39]*([.E$40]-[.$B10])+([.E$41]+2)*[.$B10]" office:value-type="float" office:value="861" calcext:value-type="float">
            <text:p>8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[.D$37]*POWER(([.D$38]+[.$B11]);2)*[.D$39]*([.D$40]-[.$B11])+([.D$41]+2)*[.$B11]" office:value-type="float" office:value="-14138" calcext:value-type="float">
            <text:p>-14138</text:p>
          </table:table-cell>
          <table:table-cell table:formula="of:=[.E$37]*POWER(([.E$38]+[.$B11]);2)*[.E$39]*([.E$40]-[.$B11])+([.E$41]+2)*[.$B11]"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[.D$37]*POWER(([.D$38]+[.$B12]);2)*[.D$39]*([.D$40]-[.$B12])+([.D$41]+2)*[.$B12]" office:value-type="float" office:value="-8976" calcext:value-type="float">
            <text:p>-8976</text:p>
          </table:table-cell>
          <table:table-cell table:formula="of:=[.E$37]*POWER(([.E$38]+[.$B12]);2)*[.E$39]*([.E$40]-[.$B12])+([.E$41]+2)*[.$B12]" office:value-type="float" office:value="417" calcext:value-type="float">
            <text:p>4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[.D$37]*POWER(([.D$38]+[.$B13]);2)*[.D$39]*([.D$40]-[.$B13])+([.D$41]+2)*[.$B13]" office:value-type="float" office:value="-5014" calcext:value-type="float">
            <text:p>-5014</text:p>
          </table:table-cell>
          <table:table-cell table:formula="of:=[.E$37]*POWER(([.E$38]+[.$B13]);2)*[.E$39]*([.E$40]-[.$B13])+([.E$41]+2)*[.$B13]"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[.D$37]*POWER(([.D$38]+[.$B14]);2)*[.D$39]*([.D$40]-[.$B14])+([.D$41]+2)*[.$B14]" office:value-type="float" office:value="-2132" calcext:value-type="float">
            <text:p>-2132</text:p>
          </table:table-cell>
          <table:table-cell table:formula="of:=[.E$37]*POWER(([.E$38]+[.$B14]);2)*[.E$39]*([.E$40]-[.$B14])+([.E$41]+2)*[.$B14]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D$37]*POWER(([.D$38]+[.$B15]);2)*[.D$39]*([.D$40]-[.$B15])+([.D$41]+2)*[.$B15]" office:value-type="float" office:value="-210" calcext:value-type="float">
            <text:p>-210</text:p>
          </table:table-cell>
          <table:table-cell table:formula="of:=[.E$37]*POWER(([.E$38]+[.$B15]);2)*[.E$39]*([.E$40]-[.$B15])+([.E$41]+2)*[.$B15]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[.D$37]*POWER(([.D$38]+[.$B16]);2)*[.D$39]*([.D$40]-[.$B16])+([.D$41]+2)*[.$B16]" office:value-type="float" office:value="872" calcext:value-type="float">
            <text:p>872</text:p>
          </table:table-cell>
          <table:table-cell table:formula="of:=[.E$37]*POWER(([.E$38]+[.$B16]);2)*[.E$39]*([.E$40]-[.$B16])+([.E$41]+2)*[.$B16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.D$37]*POWER(([.D$38]+[.$B17]);2)*[.D$39]*([.D$40]-[.$B17])+([.D$41]+2)*[.$B17]" office:value-type="float" office:value="1234" calcext:value-type="float">
            <text:p>1234</text:p>
          </table:table-cell>
          <table:table-cell table:formula="of:=[.E$37]*POWER(([.E$38]+[.$B17]);2)*[.E$39]*([.E$40]-[.$B17])+([.E$41]+2)*[.$B17]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.D$37]*POWER(([.D$38]+[.$B18]);2)*[.D$39]*([.D$40]-[.$B18])+([.D$41]+2)*[.$B18]" office:value-type="float" office:value="996" calcext:value-type="float">
            <text:p>996</text:p>
          </table:table-cell>
          <table:table-cell table:formula="of:=[.E$37]*POWER(([.E$38]+[.$B18]);2)*[.E$39]*([.E$40]-[.$B18])+([.E$41]+2)*[.$B18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D$37]*POWER(([.D$38]+[.$B19]);2)*[.D$39]*([.D$40]-[.$B19])+([.D$41]+2)*[.$B19]" office:value-type="float" office:value="278" calcext:value-type="float">
            <text:p>278</text:p>
          </table:table-cell>
          <table:table-cell table:formula="of:=[.E$37]*POWER(([.E$38]+[.$B19]);2)*[.E$39]*([.E$40]-[.$B19])+([.E$41]+2)*[.$B19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D$37]*POWER(([.D$38]+[.$B20]);2)*[.D$39]*([.D$40]-[.$B20])+([.D$41]+2)*[.$B20]" office:value-type="float" office:value="-800" calcext:value-type="float">
            <text:p>-800</text:p>
          </table:table-cell>
          <table:table-cell table:formula="of:=[.E$37]*POWER(([.E$38]+[.$B20]);2)*[.E$39]*([.E$40]-[.$B20])+([.E$41]+2)*[.$B20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D$37]*POWER(([.D$38]+[.$B21]);2)*[.D$39]*([.D$40]-[.$B21])+([.D$41]+2)*[.$B21]" office:value-type="float" office:value="-2118" calcext:value-type="float">
            <text:p>-2118</text:p>
          </table:table-cell>
          <table:table-cell table:formula="of:=[.E$37]*POWER(([.E$38]+[.$B21]);2)*[.E$39]*([.E$40]-[.$B21])+([.E$41]+2)*[.$B21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D$37]*POWER(([.D$38]+[.$B22]);2)*[.D$39]*([.D$40]-[.$B22])+([.D$41]+2)*[.$B22]" office:value-type="float" office:value="-3556" calcext:value-type="float">
            <text:p>-3556</text:p>
          </table:table-cell>
          <table:table-cell table:formula="of:=[.E$37]*POWER(([.E$38]+[.$B22]);2)*[.E$39]*([.E$40]-[.$B22])+([.E$41]+2)*[.$B22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D$37]*POWER(([.D$38]+[.$B23]);2)*[.D$39]*([.D$40]-[.$B23])+([.D$41]+2)*[.$B23]" office:value-type="float" office:value="-4994" calcext:value-type="float">
            <text:p>-4994</text:p>
          </table:table-cell>
          <table:table-cell table:formula="of:=[.E$37]*POWER(([.E$38]+[.$B23]);2)*[.E$39]*([.E$40]-[.$B23])+([.E$41]+2)*[.$B23]" office:value-type="float" office:value="-23" calcext:value-type="float">
            <text:p>-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D$37]*POWER(([.D$38]+[.$B24]);2)*[.D$39]*([.D$40]-[.$B24])+([.D$41]+2)*[.$B24]" office:value-type="float" office:value="-6312" calcext:value-type="float">
            <text:p>-6312</text:p>
          </table:table-cell>
          <table:table-cell table:formula="of:=[.E$37]*POWER(([.E$38]+[.$B24]);2)*[.E$39]*([.E$40]-[.$B24])+([.E$41]+2)*[.$B24]" office:value-type="float" office:value="-63" calcext:value-type="float">
            <text:p>-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D$37]*POWER(([.D$38]+[.$B25]);2)*[.D$39]*([.D$40]-[.$B25])+([.D$41]+2)*[.$B25]" office:value-type="float" office:value="-7390" calcext:value-type="float">
            <text:p>-7390</text:p>
          </table:table-cell>
          <table:table-cell table:formula="of:=[.E$37]*POWER(([.E$38]+[.$B25]);2)*[.E$39]*([.E$40]-[.$B25])+([.E$41]+2)*[.$B25]" office:value-type="float" office:value="-129" calcext:value-type="float">
            <text:p>-1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D$37]*POWER(([.D$38]+[.$B26]);2)*[.D$39]*([.D$40]-[.$B26])+([.D$41]+2)*[.$B26]" office:value-type="float" office:value="-8108" calcext:value-type="float">
            <text:p>-8108</text:p>
          </table:table-cell>
          <table:table-cell table:formula="of:=[.E$37]*POWER(([.E$38]+[.$B26]);2)*[.E$39]*([.E$40]-[.$B26])+([.E$41]+2)*[.$B26]" office:value-type="float" office:value="-227" calcext:value-type="float">
            <text:p>-22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D$37]*POWER(([.D$38]+[.$B27]);2)*[.D$39]*([.D$40]-[.$B27])+([.D$41]+2)*[.$B27]" office:value-type="float" office:value="-8346" calcext:value-type="float">
            <text:p>-8346</text:p>
          </table:table-cell>
          <table:table-cell table:formula="of:=[.E$37]*POWER(([.E$38]+[.$B27]);2)*[.E$39]*([.E$40]-[.$B27])+([.E$41]+2)*[.$B27]" office:value-type="float" office:value="-363" calcext:value-type="float">
            <text:p>-3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D$37]*POWER(([.D$38]+[.$B28]);2)*[.D$39]*([.D$40]-[.$B28])+([.D$41]+2)*[.$B28]" office:value-type="float" office:value="-7984" calcext:value-type="float">
            <text:p>-7984</text:p>
          </table:table-cell>
          <table:table-cell table:formula="of:=[.E$37]*POWER(([.E$38]+[.$B28]);2)*[.E$39]*([.E$40]-[.$B28])+([.E$41]+2)*[.$B28]" office:value-type="float" office:value="-543" calcext:value-type="float">
            <text:p>-5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D$37]*POWER(([.D$38]+[.$B29]);2)*[.D$39]*([.D$40]-[.$B29])+([.D$41]+2)*[.$B29]" office:value-type="float" office:value="-6902" calcext:value-type="float">
            <text:p>-6902</text:p>
          </table:table-cell>
          <table:table-cell table:formula="of:=[.E$37]*POWER(([.E$38]+[.$B29]);2)*[.E$39]*([.E$40]-[.$B29])+([.E$41]+2)*[.$B29]" office:value-type="float" office:value="-773" calcext:value-type="float">
            <text:p>-7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D$37]*POWER(([.D$38]+[.$B30]);2)*[.D$39]*([.D$40]-[.$B30])+([.D$41]+2)*[.$B30]" office:value-type="float" office:value="-4980" calcext:value-type="float">
            <text:p>-4980</text:p>
          </table:table-cell>
          <table:table-cell table:formula="of:=[.E$37]*POWER(([.E$38]+[.$B30]);2)*[.E$39]*([.E$40]-[.$B30])+([.E$41]+2)*[.$B30]" office:value-type="float" office:value="-1059" calcext:value-type="float">
            <text:p>-105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-500" calcext:value-type="float">
            <text:p>-5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loext:min-decimal-places="0" number:min-integer-digits="1" number:grouping="true"/>
      <number:text> Ft</number:text>
    </number:number-style>
    <number:number-style style:name="N141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Ft</number:text>
    </number:number-style>
    <number:number-style style:name="N143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4P0"/>
    </number:number-style>
    <number:date-style style:name="N145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loext:min-decimal-places="0" number:min-integer-digits="1" number:grouping="true"/>
      <number:text>    </number:text>
    </number:number-style>
    <number:number-style style:name="N154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  <number:text>    </number:text>
    </number:number-style>
    <number:number-style style:name="N156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2" style:volatile="true">
      <loext:text> </loext:text>
      <loext:fill-character> </loext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9P2" style:volatile="true">
      <loext:text> </loext:text>
      <loext:fill-character> </loext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llgató</meta:initial-creator>
    <meta:creation-date>2017-10-05T12:02:54</meta:creation-date>
    <dc:date>2020-05-31T02:58:47.437156124</dc:date>
    <meta:generator>LibreOffice/6.4.3.2$Linux_X86_64 LibreOffice_project/40$Build-2</meta:generator>
    <meta:editing-duration>PT11M7S</meta:editing-duration>
    <meta:editing-cycles>1</meta:editing-cycles>
    <meta:document-statistic meta:table-count="1" meta:cell-count="8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37cm" svg:height="17.008cm" xlink:href=".." xlink:type="simple" chart:class="chart:line" chart:style-name="ch1">
        <chart:subtitle svg:x="0cm" svg:y="0cm" chart:style-name="ch2">
          <text:p/>
        </chart:subtitle>
        <chart:legend chart:legend-position="end" svg:x="28.175cm" svg:y="7.681cm" style:legend-expansion="high" chart:style-name="ch3"/>
        <chart:plot-area chart:style-name="ch4" table:cell-range-address="Sheet1.B9:Sheet1.D30" chart:data-source-has-labels="row" svg:x="0.604cm" svg:y="0.34cm" svg:width="26.967cm" svg:height="16.328cm">
          <chartooo:coordinate-region svg:x="1.932cm" svg:y="0.548cm" svg:width="25.445cm" svg:height="15.91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30" chart:label-cell-address="Sheet1.B9:Sheet1.B9" chart:class="chart:line">
            <chart:data-point chart:repeated="21"/>
          </chart:series>
          <chart:series chart:style-name="ch8" chart:values-cell-range-address="Sheet1.C10:Sheet1.C30" chart:label-cell-address="Sheet1.C9:Sheet1.C9" chart:class="chart:line">
            <chart:data-point chart:repeated="21"/>
          </chart:series>
          <chart:series chart:style-name="ch9" chart:values-cell-range-address="Sheet1.D10:Sheet1.D30" chart:label-cell-address="Sheet1.D9:Sheet1.D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B9:Sheet1.B9</svg:desc>
                </draw:g>
              </table:table-cell>
              <table:table-cell office:value-type="string">
                <text:p>f(x)</text:p>
                <draw:g>
                  <svg:desc>Sheet1.C9:Sheet1.C9</svg:desc>
                </draw:g>
              </table:table-cell>
              <table:table-cell office:value-type="string">
                <text:p>f2(x)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B10:Sheet1.B30</svg:desc>
                </draw:g>
              </table:table-cell>
              <table:table-cell office:value-type="float" office:value="-20620">
                <text:p>-20620</text:p>
                <draw:g>
                  <svg:desc>Sheet1.C10:Sheet1.C30</svg:desc>
                </draw:g>
              </table:table-cell>
              <table:table-cell office:value-type="float" office:value="861">
                <text:p>861</text:p>
                <draw:g>
                  <svg:desc>Sheet1.D10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4138">
                <text:p>-1413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8976">
                <text:p>-897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014">
                <text:p>-501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2132">
                <text:p>-21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210">
                <text:p>-2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872">
                <text:p>8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234">
                <text:p>12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996">
                <text:p>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78">
                <text:p>27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800">
                <text:p>-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2118">
                <text:p>-2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3556">
                <text:p>-355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4994">
                <text:p>-4994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6312">
                <text:p>-631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7390">
                <text:p>-739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8108">
                <text:p>-8108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8346">
                <text:p>-8346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7984">
                <text:p>-7984</text:p>
              </table:table-cell>
              <table:table-cell office:value-type="float" office:value="-543">
                <text:p>-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6902">
                <text:p>-6902</text:p>
              </table:table-cell>
              <table:table-cell office:value-type="float" office:value="-773">
                <text:p>-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4980">
                <text:p>-4980</text:p>
              </table:table-cell>
              <table:table-cell office:value-type="float" office:value="-1059">
                <text:p>-10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